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ternal dependencies</text:p>
      <text:p text:style-name="Standard"/>
      <text:p text:style-name="Standard">Libgdx - <text:a xlink:type="simple" xlink:href="http://libgdx.badlogicgames.com/">http://libgdx.badlogicgames.com/</text:a></text:p>
      <text:p text:style-name="Standard">Libgdx is a development framework with an API that provides many useful classes and methods. Libgdx enables the use of OpenGL 1.x and 2.0 and helps with graphic rendering through many built in features.</text:p>
      <text:p text:style-name="Standard"/>
      <text:p text:style-name="Standard">Kryonet - <text:a xlink:type="simple" xlink:href="http://code.google.com/p/kryonet/">http://code.google.com/p/kryonet/</text:a></text:p>
      <text:p text:style-name="Standard">Kryonet is a library that provides an API for TCP/UDP client/server networking. It uses the Kryo serialization library for quick and easy transfer across the net. One of the most outstanding features of Kryonet is its speed and efficiency, making it very suitable for games.</text:p>
      <text:p text:style-name="Standard"/>
      <text:p text:style-name="Standard">Universal Tween Engine - <text:a xlink:type="simple" xlink:href="http://code.google.com/p/java-universal-tween-engine/">http://code.google.com/p/java-universal-tween-engine/</text:a></text:p>
      <text:p text:style-name="Standard">Universal Tween Engine lets us interpolate any attribute of any object in our OpenGL-based project.We use this to animate some of our screens, making them fade in an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Merlander</meta:initial-creator>
    <meta:creation-date>2013-10-23T15:28:26.84</meta:creation-date>
    <meta:document-statistic meta:table-count="0" meta:image-count="0" meta:object-count="0" meta:page-count="1" meta:paragraph-count="7" meta:word-count="121" meta:character-count="830"/>
    <dc:date>2013-10-23T15:46:03.04</dc:date>
    <dc:creator>Henrik Merlander</dc:creator>
    <meta:editing-duration>PT1M26S</meta:editing-duration>
    <meta:editing-cycles>1</meta:editing-cycles>
    <meta:generator>OpenOffice/4.0.1$Win32 OpenOffice.org_project/401m5$Build-9714</meta:generator>
  </office:meta>
</office:document-meta>
</file>